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fo:font-size="12pt"/>
    </style:style>
    <style:style style:name="P3" style:family="paragraph" style:parent-style-name="Text_20_body">
      <style:paragraph-properties fo:margin-top="0cm" fo:margin-bottom="0cm" style:contextual-spacing="false"/>
      <style:text-properties fo:font-size="12pt" fo:font-weight="normal"/>
    </style:style>
    <style:style style:name="P4" style:family="paragraph" style:parent-style-name="Text_20_body" style:list-style-name="L1">
      <style:paragraph-properties fo:margin-top="0cm" fo:margin-bottom="0cm" style:contextual-spacing="false"/>
      <style:text-properties fo:font-size="12pt"/>
    </style:style>
    <style:style style:name="P5" style:family="paragraph" style:parent-style-name="Text_20_body" style:list-style-name="L2">
      <style:paragraph-properties fo:margin-top="0cm" fo:margin-bottom="0cm" style:contextual-spacing="false"/>
      <style:text-properties fo:font-size="12pt"/>
    </style:style>
    <style:style style:name="P6" style:family="paragraph" style:parent-style-name="Text_20_body" style:list-style-name="L3">
      <style:paragraph-properties fo:margin-top="0cm" fo:margin-bottom="0cm" style:contextual-spacing="false"/>
      <style:text-properties fo:font-size="12pt"/>
    </style:style>
    <style:style style:name="P7" style:family="paragraph" style:parent-style-name="Text_20_body" style:list-style-name="L4">
      <style:paragraph-properties fo:margin-top="0cm" fo:margin-bottom="0cm" style:contextual-spacing="false"/>
      <style:text-properties fo:font-size="12pt"/>
    </style:style>
    <style:style style:name="P8" style:family="paragraph" style:parent-style-name="Heading_20_3">
      <style:text-properties fo:font-weight="bold"/>
    </style:style>
    <style:style style:name="P9" style:family="paragraph" style:parent-style-name="Heading_20_3">
      <style:paragraph-properties fo:margin-top="0cm" fo:margin-bottom="0cm" style:contextual-spacing="false"/>
      <style:text-properties fo:font-weight="bold"/>
    </style:style>
    <style:style style:name="T1" style:family="text">
      <style:text-properties fo:font-weight="bold"/>
    </style:style>
    <style:style style:name="T2" style:family="text">
      <style:text-properties fo:color="#800000"/>
    </style:style>
    <style:style style:name="T3" style:family="text">
      <style:text-properties fo:color="#800000" fo:font-size="12pt"/>
    </style:style>
    <style:style style:name="T4" style:family="text">
      <style:text-properties fo:color="#800000" fo:font-size="12pt" fo:font-weight="normal"/>
    </style:style>
    <style:style style:name="T5" style:family="text">
      <style:text-properties fo:font-weight="normal"/>
    </style:style>
    <style:style style:name="T6" style:family="text">
      <style:text-properties fo:font-size="12pt"/>
    </style:style>
    <style:style style:name="T7" style:family="text">
      <style:text-properties fo:font-size="12pt"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1">Step 1: Power Supply &amp; SMPS</text:span></text:h>
      <text:p text:style-name="P3">One of the main component of a computer is SMPS(Switching Mode Power Supply). The primary objective of this component is to provide the perfect required voltage level to the motherboard and other computer components. Computer internals work in DC, however the power supply we have at home and other places are AC. <text:span text:style-name="T2">SMPS converts AC to DC</text:span> and maintain the required voltage level so that the computer can work flawlessly.</text:p>
      <text:p text:style-name="P1"/>
      <text:p text:style-name="P3">But the main task performed by SMPS, is to inform about the good power supply. As I told if the <text:span text:style-name="T2">voltage is more/ or is less, in both the conditions a computer cannot work.</text:span> As soon as you supply power to the computer, the<text:span text:style-name="T2"> SMPS checks the voltage level's its providing to the motherboard</text:span>. If the <text:span text:style-name="T2">power signal level is perfect</text:span>, then<text:span text:style-name="T2"> SMPS will send a POWER GOOD signal to the motherboard</text:span> timer.</text:p>
      <text:p text:style-name="P1"/>
      <text:p text:style-name="P3">On receiving this POWER GOOD signal from SMPS, the <text:span text:style-name="T2">motherboard timer will stop sending reset</text:span> <text:span text:style-name="T2">signal to the CPU</text:span>. Which means the<text:span text:style-name="T2"> power level is good and the computer can boot</text:span>.</text:p>
      <text:p text:style-name="Standard"/>
      <text:h text:style-name="P8" text:outline-level="3">Step 2: Bootstrapping</text:h>
      <text:p text:style-name="Text_20_body"><text:span text:style-name="T7">Something has to be programmed by default, so that the CPU knows where to search for instructions.</text:span></text:p>
      <text:p text:style-name="P1"><text:span text:style-name="T7">This is an address location in the ROM. This</text:span><text:span text:style-name="T4"> address location is almost always constant in X86</text:span><text:span text:style-name="T7"> based computers. </text:span><text:span text:style-name="T4">The address location is </text:span><text:span text:style-name="T3">FFFF:0000h.</text:span></text:p>
      <text:p text:style-name="P2"/>
      <text:p text:style-name="P2">This address location is the <text:span text:style-name="T2">last region of the ROM</text:span>. It only <text:span text:style-name="T2">contains one instruction.</text:span> The <text:span text:style-name="T2">instruction is to jump to another memory address location</text:span>. This <text:span text:style-name="T2">JUMP command</text:span>, <text:span text:style-name="T2">will tell the location of the BIOS program in the ROM.</text:span></text:p>
      <text:p text:style-name="P2">This is how the <text:span text:style-name="T2">computer will come to know where the BIOS program is located</text:span>.</text:p>
      <text:p text:style-name="P1"/>
      <text:h text:style-name="P9" text:outline-level="3">Step 3: The Role of BIOS in booting process</text:h>
      <text:p text:style-name="Text_20_body"/>
      <text:p text:style-name="P2">The word booting comes from another word called bootstrapping. The computer knows how to bring itself up, when you press the start button, because of the instructions that are fed to a program called as BIOS. BIOS stands for Basic Input Output System. The most important use of BIOS during the booting process is POST. POST stands for Power on Self Test. Its a series of tests conducted by the bios, which confirms the proper functioning of different hardware components attached to the computer.</text:p>
      <text:p text:style-name="P1"> </text:p>
      <text:p text:style-name="P2">POST is very important thing to have before the Operating system is loaded. Just imagine if you have a faulty hard drive or faulty memory, sometimes these things can cause data loss. POST checks and confirms the integrity of the following hardware components.</text:p>
      <text:list xml:id="list6925806330922110364" text:style-name="L1">
        <text:list-item>
          <text:p text:style-name="P4">Timer IC's</text:p>
        </text:list-item>
        <text:list-item>
          <text:p text:style-name="P4">DMA controllers</text:p>
        </text:list-item>
        <text:list-item>
          <text:p text:style-name="P4"><text:soft-page-break/>CPU</text:p>
        </text:list-item>
        <text:list-item>
          <text:p text:style-name="P4">Video ROM</text:p>
        </text:list-item>
      </text:list>
      <text:p text:style-name="P1"/>
      <text:p text:style-name="P2">A full POST check will confirm the integrity of the following devices as well.</text:p>
      <text:list xml:id="list6736400553279658823" text:style-name="L2">
        <text:list-item>
          <text:p text:style-name="P5">Motherboard</text:p>
        </text:list-item>
        <text:list-item>
          <text:p text:style-name="P5">Keyboard</text:p>
        </text:list-item>
        <text:list-item>
          <text:p text:style-name="P5">Printer port</text:p>
        </text:list-item>
        <text:list-item>
          <text:p text:style-name="P5">Hard Drive etc</text:p>
        </text:list-item>
      </text:list>
      <text:p text:style-name="P1"/>
      <text:p text:style-name="P2">If you are doing a warm start (which means you did a reset of a running machine, most of the times reset button is the small one near the power button on the CPU), a full POST check will not be conducted by the BIOS. However if you are doing a Cold Start, which means you have applied the power now, it will conduct a full POST.</text:p>
      <text:p text:style-name="Standard"/>
      <text:p text:style-name="P2">BIOS determines whether its a cold or warm start, by looking at a flag in a predefined memory location. Once the POST completes, the BIOS will inform you about any problems it found with the help of beep codes (through system speaker). Different number of beep codes have different meaning.</text:p>
      <text:p text:style-name="P1"> </text:p>
      <text:p text:style-name="P2">There are two things that people often get confused with. Its CMOS &amp; BIOS. CMOS &amp; BIOS are two completely different things in the computer motherboard. CMOS is a small memory RAM chip that's present in the motherboard. This RAM is different from the computers main RAM chip (which are replaceable memory chips. </text:p>
      <text:p text:style-name="P1"> </text:p>
      <text:p text:style-name="P2">These days RAM chips are available in the range of Gigabytes.). Unlike the main RAM chip, CMOS RAM does not flush its memory when a computer is turned off. It remembers all the configuration with the help of a battery called CMOS battery.</text:p>
      <text:p text:style-name="P1"> </text:p>
      <text:p text:style-name="P2">Removing a CMOS battery will make the CMOS to forget all the configuration you have saved previously.</text:p>
      <text:list xml:id="list4246816698841367883" text:style-name="L3">
        <text:list-item>
          <text:p text:style-name="P6">This is the reason you can unlock a computer that's protected with a CMOS password, by simply removing the CMOS battery.</text:p>
        </text:list-item>
        <text:list-item>
          <text:p text:style-name="P6">Also removing the CMOS battery will make the operating system to show you wrong time. Because system time consistency is maintained in CMOS settings.</text:p>
        </text:list-item>
      </text:list>
      <text:p text:style-name="P1"> </text:p>
      <text:p text:style-name="P2">So its always advisable to replace your CMOS battery at regular intervals, for proper functioning of the computer.</text:p>
      <text:p text:style-name="P1"> </text:p>
      <text:p text:style-name="P2">Normally people say that we have modified BIOS settings. But its completely wrong. What they modified is in fact CMOS settings. CMOS settings is the place where you modify the boot order etc.</text:p>
      <text:p text:style-name="P2">Bios settings cannot be altered by the user. It requires a flash program provided by the manufacturer.</text:p>
      <text:p text:style-name="P1"><text:soft-page-break/> </text:p>
      <text:p text:style-name="P2">So Let's get back to our booting process. Once the POST check is completed successfully, BIOS will look CMOS settings to know what is the boot order. Boot order is nothing but a user defined order which tells where to look for the operating system.</text:p>
      <text:p text:style-name="P1"> </text:p>
      <text:p text:style-name="P2">The order will be something like the below.</text:p>
      <text:p text:style-name="P1"> </text:p>
      <text:list xml:id="list536218820026535075" text:style-name="L4">
        <text:list-item>
          <text:p text:style-name="P7">CD ROM</text:p>
        </text:list-item>
        <text:list-item>
          <text:p text:style-name="P7">HARD DISK</text:p>
        </text:list-item>
        <text:list-item>
          <text:p text:style-name="P7">USB</text:p>
        </text:list-item>
        <text:list-item>
          <text:p text:style-name="P7">Floppy DISK</text:p>
        </text:list-item>
      </text:list>
      <text:p text:style-name="P1"> </text:p>
      <text:p text:style-name="P2">The above shown order means that the BIOS will look at CD ROM first to check whether an OS can be loaded from there, if it does not find a bootable disk in the CD ROM, it will look check whether a bootable OS is there in the hard disk, then USB and then Floppy disk.</text:p>
      <text:p text:style-name="P1"> </text:p>
      <text:p text:style-name="P2">Let's assume that you don’t have a bootable CD in your CD ROM drive, then the BIOS will turn to HARD disk.</text:p>
      <text:h text:style-name="P8" text:outline-level="3">Step 4: MBR and GRUB</text:h>
      <text:p text:style-name="P1"/>
      <text:p text:style-name="P2">Now as you don't have any bootable CD in your CD ROM Drive, the bios will look at the second device from the boot order settings. The second device is your Hard Disk.</text:p>
      <text:p text:style-name="P1"/>
      <text:p text:style-name="P2">BIOS is programmed to look at a permanent location on the hard disk to complete its task. This location is called a Boot sector. This is nothing but the first sector of your hard disk. This area is sometimes called as MBR (Master Boot Record). This is the location that contains the program that will help our computer to load the operating system. As soon as bios finds a valid MBR, it will load the entire content of MBR to RAM, and then further execution is done by the content of MBR.</text:p>
      <text:p text:style-name="P1"/>
      <text:p text:style-name="P2">This first sector of the hard disk is only of 512 bytes. Yeah its too small an area for an entire boot loader program to fit in. Hence most of the operating system store only the first stage of their boot loader program in here. Only the first 440 bytes from the total of 512 bytes is used by the first stage boot loader, the remaining part is used to store partition table inform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1:37:10.192975978</meta:creation-date>
    <dc:date>2018-02-22T11:48:56.165196613</dc:date>
    <meta:editing-duration>P0D</meta:editing-duration>
    <meta:editing-cycles>1</meta:editing-cycles>
    <meta:document-statistic meta:table-count="0" meta:image-count="0" meta:object-count="0" meta:page-count="3" meta:paragraph-count="54" meta:word-count="1141" meta:character-count="6258" meta:non-whitespace-character-count="5162"/>
    <meta:generator>LibreOffice/4.2.8.2$Linux_X86_64 LibreOffice_project/420m0$Build-2</meta:generator>
  </office:meta>
</office:document-meta>
</file>